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1.00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1.00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CLV page</text:p>
          </table:table-cell>
          <table:table-cell table:style-name="ce92" office:value-type="string">
            <text:p><text:span text:style-name="T7">- Select </text:span><text:span text:style-name="T8">Site </text:span><text:span text:style-name="T8">Editor → Add </text:span><text:span text:style-name="T8">new page </text:span></text:p>
            <text:p><text:span text:style-name="T9">- Put title, name </text:span><text:span text:style-name="T9">for new page</text:span></text:p>
            <text:p><text:span text:style-name="T9">- Drag and drop 1 </text:span><text:span text:style-name="T9">Content Detail </text:span><text:span text:style-name="T9">portlet into this </text:span><text:span text:style-name="T9">page</text:span></text:p>
            <text:p><text:span text:style-name="T9">- Add content for </text:span><text:span text:style-name="T9">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CLV page</text:p>
          </table:table-cell>
          <table:table-cell table:style-name="ce92" office:value-type="string">
            <text:p><text:span text:style-name="T7">- Select </text:span><text:span text:style-name="T8">Site </text:span><text:span text:style-name="T8">Editor → <text:s/>Add </text:span><text:span text:style-name="T8">new page </text:span></text:p>
            <text:p><text:span text:style-name="T9">- Put title, name </text:span><text:span text:style-name="T9">for new page</text:span></text:p>
            <text:p><text:span text:style-name="T9">- Drag and drop 1 </text:span><text:span text:style-name="T9">Content List </text:span><text:span text:style-name="T9">portlet into this </text:span><text:span text:style-name="T9">page</text:span></text:p>
            <text:p><text:span text:style-name="T9">- Add content for </text:span><text:span text:style-name="T9">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Content </text:span><text:span text:style-name="T10">Explorer</text:span></text:p>
            <text:p>- Select any drive</text:p>
            <text:p>- Click on <text:span text:style-name="T10">Add </text:span><text:span text:style-name="T10">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Content </text:span><text:span text:style-name="T10">Explorer</text:span></text:p>
            <text:p>- Select any drive</text:p>
            <text:p>- Click on <text:span text:style-name="T10">Add </text:span><text:span text:style-name="T10">document</text:span> icon in action bar</text:p>
            <text:p>- Select template: <text:span text:style-name="T10">Free layout web </text:span><text:span text:style-name="T10">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Content </text:span><text:span text:style-name="T10">Administration </text:span><text:span text:style-name="T10">→ Content </text:span><text:span text:style-name="T10">Presentation → <text:s/></text:span><text:span text:style-name="T10"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Content </text:span><text:span text:style-name="T10">Administration </text:span><text:span text:style-name="T10">→ Content </text:span><text:span text:style-name="T10">Presentation → <text:s/></text:span><text:span text:style-name="T10"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Content </text:span><text:span text:style-name="T10">Administration </text:span><text:span text:style-name="T10">→ Content </text:span><text:span text:style-name="T10">Presentation → <text:s/></text:span><text:span text:style-name="T10"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</text:span><text:span text:style-name="T10">Process </text:span><text:span text:style-name="T10">Controller → </text:span></text:p>
            <text:p><text:span text:style-name="T10">BP Definition </text:span><text:span text:style-name="T10">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style-name="ce6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4">12/24/2010</text:date>, <text:time>13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4T13:52:04</dc:date>
    <meta:print-date>2008-06-17T00:45:47</meta:print-date>
    <meta:editing-cycles>768</meta:editing-cycles>
    <meta:editing-duration>PT302H28M56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